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1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/>
    </style: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/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="none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fo:wrap-option="wrap"/>
    </style:style>
    <style:style style:name="ce95" style:family="table-cell" style:parent-style-name="Default">
      <style:table-cell-properties fo:wrap-option="wrap" fo:border="none"/>
    </style:style>
    <style:style style:name="ce96" style:family="table-cell" style:parent-style-name="Default" style:data-style-name="N37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98" style:family="table-cell" style:parent-style-name="Default">
      <style:table-cell-properties fo:border="none"/>
      <style:text-properties fo:color="#000000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3" table:number-columns-repeated="2" table:default-cell-style-name="ce4"/>
        <table:table-column table:style-name="co4" table:number-columns-repeated="2" table:default-cell-style-name="ce4"/>
        <table:table-column table:style-name="co4" table:number-columns-repeated="2" table:default-cell-style-name="ce10"/>
        <table:table-column table:style-name="co3" table:number-columns-repeated="11" table:default-cell-style-name="ce87"/>
        <table:table-column table:style-name="co7" table:default-cell-style-name="ce4"/>
        <table:table-column table:style-name="co5" table:number-columns-repeated="7" table:default-cell-style-name="ce4"/>
        <table:table-column table:style-name="co3" table:default-cell-style-name="ce87"/>
        <table:table-column table:style-name="co5" table:number-columns-repeated="16356" table:default-cell-style-name="ce4"/>
        <table:table-row table:style-name="ro2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Developer</text:p>
          </table:table-cell>
          <table:table-cell table:style-name="Default" table:number-columns-repeated="2"/>
          <table:table-cell table:style-name="ce35" table:number-columns-repeated="2"/>
          <table:table-cell table:style-name="ce1"/>
          <table:table-cell table:style-name="ce1" office:value-type="string" calcext:value-type="string">
            <text:p>Not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style-name="ce95" table:number-columns-repeated="1536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]*[Configuration.$B$3]" office:value-type="float" office:value="0.75" calcext:value-type="float">
            <text:p>0.75</text:p>
          </table:table-cell>
          <table:table-cell table:style-name="ce89" table:formula="of:=[.G2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3]*[Configuration.$B$3]" office:value-type="float" office:value="0.75" calcext:value-type="float">
            <text:p>0.75</text:p>
          </table:table-cell>
          <table:table-cell table:style-name="ce89" table:formula="of:=[.G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4]*[Configuration.$B$3]" office:value-type="float" office:value="0.75" calcext:value-type="float">
            <text:p>0.75</text:p>
          </table:table-cell>
          <table:table-cell table:style-name="ce89" table:formula="of:=[.G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5]*[Configuration.$B$3]" office:value-type="float" office:value="0.75" calcext:value-type="float">
            <text:p>0.75</text:p>
          </table:table-cell>
          <table:table-cell table:style-name="ce89" table:formula="of:=[.G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6]*[Configuration.$B$3]" office:value-type="float" office:value="0.75" calcext:value-type="float">
            <text:p>0.75</text:p>
          </table:table-cell>
          <table:table-cell table:style-name="ce89" table:formula="of:=[.G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7]*[Configuration.$B$3]" office:value-type="float" office:value="0.75" calcext:value-type="float">
            <text:p>0.75</text:p>
          </table:table-cell>
          <table:table-cell table:style-name="ce89" table:formula="of:=[.G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8]*[Configuration.$B$3]" office:value-type="float" office:value="0.75" calcext:value-type="float">
            <text:p>0.75</text:p>
          </table:table-cell>
          <table:table-cell table:style-name="ce89" table:formula="of:=[.G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9]*[Configuration.$B$3]" office:value-type="float" office:value="0.375" calcext:value-type="float">
            <text:p>0.375</text:p>
          </table:table-cell>
          <table:table-cell table:style-name="ce89" table:formula="of:=[.G9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0]*[Configuration.$B$3]" office:value-type="float" office:value="0.375" calcext:value-type="float">
            <text:p>0.375</text:p>
          </table:table-cell>
          <table:table-cell table:style-name="ce89" table:formula="of:=[.G1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1]*[Configuration.$B$3]" office:value-type="float" office:value="0.375" calcext:value-type="float">
            <text:p>0.375</text:p>
          </table:table-cell>
          <table:table-cell table:style-name="ce89" table:formula="of:=[.G11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2]*[Configuration.$B$3]" office:value-type="float" office:value="0.375" calcext:value-type="float">
            <text:p>0.375</text:p>
          </table:table-cell>
          <table:table-cell table:style-name="ce89" table:formula="of:=[.G1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3]*[Configuration.$B$3]" office:value-type="float" office:value="0.375" calcext:value-type="float">
            <text:p>0.375</text:p>
          </table:table-cell>
          <table:table-cell table:style-name="ce89" table:formula="of:=[.G13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office:value-type="string" calcext:value-type="string">
            <text:p>Tests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4]*[Configuration.$B$3]" office:value-type="float" office:value="0.75" calcext:value-type="float">
            <text:p>0.75</text:p>
          </table:table-cell>
          <table:table-cell table:style-name="ce89" table:formula="of:=[.G1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5]*[Configuration.$B$3]" office:value-type="float" office:value="1.5" calcext:value-type="float">
            <text:p>1.5</text:p>
          </table:table-cell>
          <table:table-cell table:style-name="ce89" table:formula="of:=[.G1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995"/>
          <table:table-cell table:style-name="ce10" table:number-columns-repeated="1536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6]*[Configuration.$B$3]" office:value-type="float" office:value="1.5" calcext:value-type="float">
            <text:p>1.5</text:p>
          </table:table-cell>
          <table:table-cell table:style-name="ce89" table:formula="of:=[.G1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7]*[Configuration.$B$3]" office:value-type="float" office:value="1.5" calcext:value-type="float">
            <text:p>1.5</text:p>
          </table:table-cell>
          <table:table-cell table:style-name="ce89" table:formula="of:=[.G1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18]*[Configuration.$B$3]" office:value-type="float" office:value="1.5" calcext:value-type="float">
            <text:p>1.5</text:p>
          </table:table-cell>
          <table:table-cell table:style-name="ce89" table:formula="of:=[.G18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89" table:formula="of:=[.G19]*[Configuration.$B$3]" office:value-type="float" office:value="1.5" calcext:value-type="float">
            <text:p>1.5</text:p>
          </table:table-cell>
          <table:table-cell table:style-name="ce89" table:formula="of:=[.G19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0]*[Configuration.$B$3]" office:value-type="float" office:value="1.5" calcext:value-type="float">
            <text:p>1.5</text:p>
          </table:table-cell>
          <table:table-cell table:style-name="ce89" table:formula="of:=[.G20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1]*[Configuration.$B$3]" office:value-type="float" office:value="1.5" calcext:value-type="float">
            <text:p>1.5</text:p>
          </table:table-cell>
          <table:table-cell table:style-name="ce89" table:formula="of:=[.G21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 table:formula="of:=[.G22]*[Configuration.$B$3]" office:value-type="float" office:value="1.5" calcext:value-type="float">
            <text:p>1.5</text:p>
          </table:table-cell>
          <table:table-cell table:style-name="ce89" table:formula="of:=[.G22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0.5" calcext:value-type="float">
            <text:p>0.5</text:p>
          </table:table-cell>
          <table:table-cell table:style-name="ce89" table:formula="of:=[.G23]*[Configuration.$B$3]" office:value-type="float" office:value="0.75" calcext:value-type="float">
            <text:p>0.75</text:p>
          </table:table-cell>
          <table:table-cell table:style-name="ce89" table:formula="of:=[.G2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0.5" calcext:value-type="float">
            <text:p>0.5</text:p>
          </table:table-cell>
          <table:table-cell table:style-name="ce89" table:formula="of:=[.G24]*[Configuration.$B$3]" office:value-type="float" office:value="0.75" calcext:value-type="float">
            <text:p>0.75</text:p>
          </table:table-cell>
          <table:table-cell table:style-name="ce89" table:formula="of:=[.G2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5]*[Configuration.$B$3]" office:value-type="float" office:value="0.75" calcext:value-type="float">
            <text:p>0.75</text:p>
          </table:table-cell>
          <table:table-cell table:style-name="ce89" table:formula="of:=[.G2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6]*[Configuration.$B$3]" office:value-type="float" office:value="0.75" calcext:value-type="float">
            <text:p>0.75</text:p>
          </table:table-cell>
          <table:table-cell table:style-name="ce89" table:formula="of:=[.G2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5" calcext:value-type="float">
            <text:p>0.5</text:p>
          </table:table-cell>
          <table:table-cell table:style-name="ce89" table:formula="of:=[.G27]*[Configuration.$B$3]" office:value-type="float" office:value="0.75" calcext:value-type="float">
            <text:p>0.75</text:p>
          </table:table-cell>
          <table:table-cell table:style-name="ce89" table:formula="of:=[.G2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6" office:value-type="float" office:value="0.5" calcext:value-type="float">
            <text:p>0.5</text:p>
          </table:table-cell>
          <table:table-cell table:style-name="ce91" table:formula="of:=[.G28]*[Configuration.$B$3]" office:value-type="float" office:value="0.75" calcext:value-type="float">
            <text:p>0.75</text:p>
          </table:table-cell>
          <table:table-cell table:style-name="ce91" table:formula="of:=[.G28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5" calcext:value-type="float">
            <text:p>0.5</text:p>
          </table:table-cell>
          <table:table-cell table:style-name="ce89" table:formula="of:=[.G29]*[Configuration.$B$3]" office:value-type="float" office:value="0.75" calcext:value-type="float">
            <text:p>0.75</text:p>
          </table:table-cell>
          <table:table-cell table:style-name="ce89" table:formula="of:=[.G2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6" office:value-type="float" office:value="0.5" calcext:value-type="float">
            <text:p>0.5</text:p>
          </table:table-cell>
          <table:table-cell table:style-name="ce91" table:formula="of:=[.G30]*[Configuration.$B$3]" office:value-type="float" office:value="0.75" calcext:value-type="float">
            <text:p>0.75</text:p>
          </table:table-cell>
          <table:table-cell table:style-name="ce91" table:formula="of:=[.G30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5" calcext:value-type="float">
            <text:p>0.5</text:p>
          </table:table-cell>
          <table:table-cell table:style-name="ce89" table:formula="of:=[.G31]*[Configuration.$B$3]" office:value-type="float" office:value="0.75" calcext:value-type="float">
            <text:p>0.75</text:p>
          </table:table-cell>
          <table:table-cell table:style-name="ce89" table:formula="of:=[.G31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6" office:value-type="float" office:value="0.5" calcext:value-type="float">
            <text:p>0.5</text:p>
          </table:table-cell>
          <table:table-cell table:style-name="ce91" table:formula="of:=[.G32]*[Configuration.$B$3]" office:value-type="float" office:value="0.75" calcext:value-type="float">
            <text:p>0.75</text:p>
          </table:table-cell>
          <table:table-cell table:style-name="ce91" table:formula="of:=[.G32]*[Configuration.$B$4]" office:value-type="float" office:value="1" calcext:value-type="float">
            <text:p>1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style-name="ce2" table:number-columns-repeated="2"/>
          <table:table-cell/>
          <table:table-cell table:style-name="ce76"/>
          <table:table-cell table:number-columns-repeated="2"/>
          <table:table-cell table:style-name="ce85"/>
          <table:table-cell table:number-columns-repeated="7"/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>
          <table:table-cell table:style-name="ce3"/>
          <table:table-cell table:style-name="ce2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85" table:formula="of:=SUM([.G2:.G32])" office:value-type="float" office:value="18.25" calcext:value-type="float">
            <text:p>18.25</text:p>
          </table:table-cell>
          <table:table-cell table:style-name="ce85" table:formula="of:=SUM([.H2:.H32])" office:value-type="float" office:value="27.375" calcext:value-type="float">
            <text:p>27.375</text:p>
          </table:table-cell>
          <table:table-cell table:style-name="ce85" table:formula="of:=SUM([.I2:.I32])" office:value-type="float" office:value="36.5" calcext:value-type="float">
            <text:p>36.5</text:p>
          </table:table-cell>
          <table:table-cell table:style-name="ce85" office:value-type="string" calcext:value-type="string">
            <text:p>man-days</text:p>
          </table:table-cell>
          <table:table-cell table:style-name="ce88" table:formula="of:=[.G34]/[Configuration.$B$5]/[Configuration.$B$2]" office:value-type="float" office:value="0.978027867095391" calcext:value-type="float">
            <text:p>0.98</text:p>
          </table:table-cell>
          <table:table-cell table:style-name="ce88" table:formula="of:=[.H34]/[Configuration.$B$5]/[Configuration.$B$2]" office:value-type="float" office:value="1.46704180064309" calcext:value-type="float">
            <text:p>1.47</text:p>
          </table:table-cell>
          <table:table-cell table:style-name="ce88" table:formula="of:=[.I34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8"/>
          <table:table-cell table:style-name="Default"/>
          <table:table-cell table:number-columns-repeated="16367"/>
        </table:table-row>
        <table:table-row table:style-name="ro2">
          <table:table-cell table:style-name="ce5" office:value-type="string" calcext:value-type="string">
            <text:p>Values</text:p>
          </table:table-cell>
          <table:table-cell table:style-name="ce2"/>
          <table:table-cell table:number-columns-repeated="2"/>
          <table:table-cell table:style-name="Default"/>
          <table:table-cell/>
          <table:table-cell table:style-name="ce88" table:number-columns-repeated="3"/>
          <table:table-cell table:style-name="ce89"/>
          <table:table-cell table:number-columns-repeated="4"/>
          <table:table-cell table:style-name="Default"/>
          <table:table-cell table:number-columns-repeated="10"/>
          <table:table-cell table:style-name="ce88"/>
          <table:table-cell table:number-columns-repeated="16356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5"/>
          <table:table-cell table:number-columns-repeated="16365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style-name="Default" table:number-columns-repeated="5"/>
          <table:table-cell table:number-columns-repeated="16365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/>
          <table:table-cell table:style-name="Default"/>
          <table:table-cell table:number-columns-repeated="5"/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Default" table:number-columns-repeated="5"/>
          <table:table-cell table:number-columns-repeated="16365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table:style-name="Default" table:number-columns-repeated="5"/>
          <table:table-cell table:number-columns-repeated="16365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table:style-name="Default" table:number-columns-repeated="5"/>
          <table:table-cell table:style-name="ce96"/>
          <table:table-cell table:number-columns-repeated="16364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2"/>
          <table:table-cell table:style-name="ce89" table:number-columns-repeated="4"/>
          <table:table-cell table:style-name="ce88" table:number-columns-repeated="3"/>
          <table:table-cell table:style-name="ce89"/>
          <table:table-cell table:style-name="Default"/>
          <table:table-cell table:style-name="ce88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Start Date</text:p>
          </table:table-cell>
          <table:table-cell table:style-name="ce13" office:value-type="string" calcext:value-type="string">
            <text:p>End Date</text:p>
          </table:table-cell>
          <table:table-cell table:style-name="ce13" table:number-columns-repeated="6"/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6]; [.$G$2:.$G$32])" office:value-type="float" office:value="5.25" calcext:value-type="float">
            <text:p>5.25</text:p>
          </table:table-cell>
          <table:table-cell table:style-name="ce89" table:formula="of:=[.G46]*[Configuration.$B$3]" office:value-type="float" office:value="7.875" calcext:value-type="float">
            <text:p>7.875</text:p>
          </table:table-cell>
          <table:table-cell table:style-name="ce89" table:formula="of:=[.G46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K46]+11)" office:value-type="date" office:date-value="2024-12-13" calcext:value-type="date">
            <text:p>13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7]; [.$G$2:.$G$32])" office:value-type="float" office:value="3" calcext:value-type="float">
            <text:p>3</text:p>
          </table:table-cell>
          <table:table-cell table:style-name="ce89" table:formula="of:=[.G47]*[Configuration.$B$3]" office:value-type="float" office:value="4.5" calcext:value-type="float">
            <text:p>4.5</text:p>
          </table:table-cell>
          <table:table-cell table:style-name="ce89" table:formula="of:=[.G47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6]+14)" office:value-type="date" office:date-value="2024-12-16" calcext:value-type="date">
            <text:p>16/12/2024</text:p>
          </table:table-cell>
          <table:table-cell table:style-name="ce93" table:formula="of:=([.K47]+11)" office:value-type="date" office:date-value="2024-12-27" calcext:value-type="date">
            <text:p>27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8]; [.$G$2:.$G$32])" office:value-type="float" office:value="5" calcext:value-type="float">
            <text:p>5</text:p>
          </table:table-cell>
          <table:table-cell table:style-name="ce89" table:formula="of:=[.G48]*[Configuration.$B$3]" office:value-type="float" office:value="7.5" calcext:value-type="float">
            <text:p>7.5</text:p>
          </table:table-cell>
          <table:table-cell table:style-name="ce89" table:formula="of:=[.G48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7]+14)" office:value-type="date" office:date-value="2024-12-30" calcext:value-type="date">
            <text:p>30/12/2024</text:p>
          </table:table-cell>
          <table:table-cell table:style-name="ce93" table:formula="of:=([.K48]+11)" office:value-type="date" office:date-value="2025-01-10" calcext:value-type="date">
            <text:p>10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49]; [.$G$2:.$G$32])" office:value-type="float" office:value="5" calcext:value-type="float">
            <text:p>5</text:p>
          </table:table-cell>
          <table:table-cell table:style-name="ce89" table:formula="of:=[.G49]*[Configuration.$B$3]" office:value-type="float" office:value="7.5" calcext:value-type="float">
            <text:p>7.5</text:p>
          </table:table-cell>
          <table:table-cell table:style-name="ce89" table:formula="of:=[.G49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8]+14)" office:value-type="date" office:date-value="2025-01-13" calcext:value-type="date">
            <text:p>13/01/2025</text:p>
          </table:table-cell>
          <table:table-cell table:style-name="ce93" table:formula="of:=([.K49]+11)" office:value-type="date" office:date-value="2025-01-24" calcext:value-type="date">
            <text:p>24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2]; [.$B50]; [.$G$2:.$G$32])" office:value-type="float" office:value="0" calcext:value-type="float">
            <text:p>0</text:p>
          </table:table-cell>
          <table:table-cell table:style-name="ce89" table:formula="of:=[.G50]*[Configuration.$B$3]" office:value-type="float" office:value="0" calcext:value-type="float">
            <text:p>0</text:p>
          </table:table-cell>
          <table:table-cell table:style-name="ce89" table:formula="of:=[.G50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9]+14)" office:value-type="date" office:date-value="2025-01-27" calcext:value-type="date">
            <text:p>27/01/2025</text:p>
          </table:table-cell>
          <table:table-cell table:style-name="ce93" table:formula="of:=([.K50]+11)" office:value-type="date" office:date-value="2025-02-07" calcext:value-type="date">
            <text:p>07/02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4" table:number-columns-repeated="12"/>
          <table:table-cell table:number-columns-repeated="8"/>
          <table:table-cell table:style-name="ce4"/>
          <table:table-cell table:number-columns-repeated="16356"/>
        </table:table-row>
        <table:table-row table:style-name="ro2">
          <table:table-cell table:style-name="ce5" office:value-type="string" calcext:value-type="string">
            <text:p>Groups</text:p>
          </table:table-cell>
          <table:table-cell table:style-name="ce2"/>
          <table:table-cell/>
          <table:table-cell table:style-name="ce13" office:value-type="string" calcext:value-type="string">
            <text:p>Group</text:p>
          </table:table-cell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number-columns-repeated="16368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89" table:formula="of:=SUMIFS([.$G$2:.$G$32]; [.$C$2:.$C$32]; [.$C54];[.$D$2:.$D$32]; [.$D54])" office:value-type="float" office:value="1.5" calcext:value-type="float">
            <text:p>1.5</text:p>
          </table:table-cell>
          <table:table-cell table:style-name="ce89" table:formula="of:=[.G54]*[Configuration.$B$3]" office:value-type="float" office:value="2.25" calcext:value-type="float">
            <text:p>2.25</text:p>
          </table:table-cell>
          <table:table-cell table:style-name="ce89" table:formula="of:=[.G54]*[Configuration.$B$4]" office:value-type="float" office:value="3" calcext:value-type="float">
            <text:p>3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4]/[Configuration.$B$5]/[Configuration.$B$2]" office:value-type="float" office:value="0.0803858520900322" calcext:value-type="float">
            <text:p>0.08</text:p>
          </table:table-cell>
          <table:table-cell table:style-name="ce88" table:formula="of:=[.H54]/[Configuration.$B$5]/[Configuration.$B$2]" office:value-type="float" office:value="0.120578778135048" calcext:value-type="float">
            <text:p>0.12</text:p>
          </table:table-cell>
          <table:table-cell table:style-name="ce88" table:formula="of:=[.I54]/[Configuration.$B$5]/[Configuration.$B$2]" office:value-type="float" office:value="0.160771704180064" calcext:value-type="float">
            <text:p>0.1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55];[.$D$2:.$D$32]; [.$D55])" office:value-type="float" office:value="0.75" calcext:value-type="float">
            <text:p>0.75</text:p>
          </table:table-cell>
          <table:table-cell table:style-name="ce89" table:formula="of:=[.G55]*[Configuration.$B$3]" office:value-type="float" office:value="1.125" calcext:value-type="float">
            <text:p>1.125</text:p>
          </table:table-cell>
          <table:table-cell table:style-name="ce89" table:formula="of:=[.G55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5]/[Configuration.$B$5]/[Configuration.$B$2]" office:value-type="float" office:value="0.0401929260450161" calcext:value-type="float">
            <text:p>0.04</text:p>
          </table:table-cell>
          <table:table-cell table:style-name="ce88" table:formula="of:=[.H55]/[Configuration.$B$5]/[Configuration.$B$2]" office:value-type="float" office:value="0.0602893890675241" calcext:value-type="float">
            <text:p>0.06</text:p>
          </table:table-cell>
          <table:table-cell table:style-name="ce88" table:formula="of:=[.I55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2]; [.$C$2:.$C$32]; [.$C56];[.$D$2:.$D$32]; [.$D56])" office:value-type="float" office:value="0.75" calcext:value-type="float">
            <text:p>0.75</text:p>
          </table:table-cell>
          <table:table-cell table:style-name="ce89" table:formula="of:=[.G56]*[Configuration.$B$3]" office:value-type="float" office:value="1.125" calcext:value-type="float">
            <text:p>1.125</text:p>
          </table:table-cell>
          <table:table-cell table:style-name="ce89" table:formula="of:=[.G56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6]/[Configuration.$B$5]/[Configuration.$B$2]" office:value-type="float" office:value="0.0401929260450161" calcext:value-type="float">
            <text:p>0.04</text:p>
          </table:table-cell>
          <table:table-cell table:style-name="ce88" table:formula="of:=[.H56]/[Configuration.$B$5]/[Configuration.$B$2]" office:value-type="float" office:value="0.0602893890675241" calcext:value-type="float">
            <text:p>0.06</text:p>
          </table:table-cell>
          <table:table-cell table:style-name="ce88" table:formula="of:=[.I56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57];[.$D$2:.$D$32]; [.$D57])" office:value-type="float" office:value="0.75" calcext:value-type="float">
            <text:p>0.75</text:p>
          </table:table-cell>
          <table:table-cell table:style-name="ce89" table:formula="of:=[.G57]*[Configuration.$B$3]" office:value-type="float" office:value="1.125" calcext:value-type="float">
            <text:p>1.125</text:p>
          </table:table-cell>
          <table:table-cell table:style-name="ce89" table:formula="of:=[.G57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7]/[Configuration.$B$5]/[Configuration.$B$2]" office:value-type="float" office:value="0.0401929260450161" calcext:value-type="float">
            <text:p>0.04</text:p>
          </table:table-cell>
          <table:table-cell table:style-name="ce88" table:formula="of:=[.H57]/[Configuration.$B$5]/[Configuration.$B$2]" office:value-type="float" office:value="0.0602893890675241" calcext:value-type="float">
            <text:p>0.06</text:p>
          </table:table-cell>
          <table:table-cell table:style-name="ce88" table:formula="of:=[.I57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58];[.$D$2:.$D$32]; [.$D58])" office:value-type="float" office:value="0.75" calcext:value-type="float">
            <text:p>0.75</text:p>
          </table:table-cell>
          <table:table-cell table:style-name="ce89" table:formula="of:=[.G58]*[Configuration.$B$3]" office:value-type="float" office:value="1.125" calcext:value-type="float">
            <text:p>1.125</text:p>
          </table:table-cell>
          <table:table-cell table:style-name="ce89" table:formula="of:=[.G58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8]/[Configuration.$B$5]/[Configuration.$B$2]" office:value-type="float" office:value="0.0401929260450161" calcext:value-type="float">
            <text:p>0.04</text:p>
          </table:table-cell>
          <table:table-cell table:style-name="ce88" table:formula="of:=[.H58]/[Configuration.$B$5]/[Configuration.$B$2]" office:value-type="float" office:value="0.0602893890675241" calcext:value-type="float">
            <text:p>0.06</text:p>
          </table:table-cell>
          <table:table-cell table:style-name="ce88" table:formula="of:=[.I58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Instance</text:p>
          </table:table-cell>
          <table:table-cell table:style-name="Default"/>
          <table:table-cell/>
          <table:table-cell table:style-name="ce89" table:formula="of:=SUMIFS([.$G$2:.$G$32]; [.$C$2:.$C$32]; [.$C59];[.$D$2:.$D$32]; [.$D59])" office:value-type="float" office:value="0.75" calcext:value-type="float">
            <text:p>0.75</text:p>
          </table:table-cell>
          <table:table-cell table:style-name="ce89" table:formula="of:=[.G59]*[Configuration.$B$3]" office:value-type="float" office:value="1.125" calcext:value-type="float">
            <text:p>1.125</text:p>
          </table:table-cell>
          <table:table-cell table:style-name="ce89" table:formula="of:=[.G59]*[Configuration.$B$4]" office:value-type="float" office:value="1.5" calcext:value-type="float">
            <text:p>1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9]/[Configuration.$B$5]/[Configuration.$B$2]" office:value-type="float" office:value="0.0401929260450161" calcext:value-type="float">
            <text:p>0.04</text:p>
          </table:table-cell>
          <table:table-cell table:style-name="ce88" table:formula="of:=[.H59]/[Configuration.$B$5]/[Configuration.$B$2]" office:value-type="float" office:value="0.0602893890675241" calcext:value-type="float">
            <text:p>0.06</text:p>
          </table:table-cell>
          <table:table-cell table:style-name="ce88" table:formula="of:=[.I59]/[Configuration.$B$5]/[Configuration.$B$2]" office:value-type="float" office:value="0.0803858520900322" calcext:value-type="float">
            <text:p>0.08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60];[.$D$2:.$D$32]; [.$D60])" office:value-type="float" office:value="3" calcext:value-type="float">
            <text:p>3</text:p>
          </table:table-cell>
          <table:table-cell table:style-name="ce89" table:formula="of:=[.G60]*[Configuration.$B$3]" office:value-type="float" office:value="4.5" calcext:value-type="float">
            <text:p>4.5</text:p>
          </table:table-cell>
          <table:table-cell table:style-name="ce89" table:formula="of:=[.G60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0]/[Configuration.$B$5]/[Configuration.$B$2]" office:value-type="float" office:value="0.160771704180064" calcext:value-type="float">
            <text:p>0.16</text:p>
          </table:table-cell>
          <table:table-cell table:style-name="ce88" table:formula="of:=[.H60]/[Configuration.$B$5]/[Configuration.$B$2]" office:value-type="float" office:value="0.241157556270096" calcext:value-type="float">
            <text:p>0.24</text:p>
          </table:table-cell>
          <table:table-cell table:style-name="ce88" table:formula="of:=[.I60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61];[.$D$2:.$D$32]; [.$D61])" office:value-type="float" office:value="3" calcext:value-type="float">
            <text:p>3</text:p>
          </table:table-cell>
          <table:table-cell table:style-name="ce89" table:formula="of:=[.G61]*[Configuration.$B$3]" office:value-type="float" office:value="4.5" calcext:value-type="float">
            <text:p>4.5</text:p>
          </table:table-cell>
          <table:table-cell table:style-name="ce89" table:formula="of:=[.G61]*[Configuration.$B$4]" office:value-type="float" office:value="6" calcext:value-type="float">
            <text:p>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1]/[Configuration.$B$5]/[Configuration.$B$2]" office:value-type="float" office:value="0.160771704180064" calcext:value-type="float">
            <text:p>0.16</text:p>
          </table:table-cell>
          <table:table-cell table:style-name="ce88" table:formula="of:=[.H61]/[Configuration.$B$5]/[Configuration.$B$2]" office:value-type="float" office:value="0.241157556270096" calcext:value-type="float">
            <text:p>0.24</text:p>
          </table:table-cell>
          <table:table-cell table:style-name="ce88" table:formula="of:=[.I61]/[Configuration.$B$5]/[Configuration.$B$2]" office:value-type="float" office:value="0.321543408360129" calcext:value-type="float">
            <text:p>0.32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62];[.$D$2:.$D$32]; [.$D62])" office:value-type="float" office:value="2" calcext:value-type="float">
            <text:p>2</text:p>
          </table:table-cell>
          <table:table-cell table:style-name="ce89" table:formula="of:=[.G62]*[Configuration.$B$3]" office:value-type="float" office:value="3" calcext:value-type="float">
            <text:p>3</text:p>
          </table:table-cell>
          <table:table-cell table:style-name="ce89" table:formula="of:=[.G62]*[Configuration.$B$4]" office:value-type="float" office:value="4" calcext:value-type="float">
            <text:p>4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2]/[Configuration.$B$5]/[Configuration.$B$2]" office:value-type="float" office:value="0.107181136120043" calcext:value-type="float">
            <text:p>0.11</text:p>
          </table:table-cell>
          <table:table-cell table:style-name="ce88" table:formula="of:=[.H62]/[Configuration.$B$5]/[Configuration.$B$2]" office:value-type="float" office:value="0.160771704180064" calcext:value-type="float">
            <text:p>0.16</text:p>
          </table:table-cell>
          <table:table-cell table:style-name="ce88" table:formula="of:=[.I62]/[Configuration.$B$5]/[Configuration.$B$2]" office:value-type="float" office:value="0.214362272240086" calcext:value-type="float">
            <text:p>0.2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89" table:formula="of:=SUMIFS([.$G$2:.$G$32]; [.$C$2:.$C$32]; [.$C63];[.$D$2:.$D$32]; [.$D63])" office:value-type="float" office:value="1" calcext:value-type="float">
            <text:p>1</text:p>
          </table:table-cell>
          <table:table-cell table:style-name="ce89" table:formula="of:=[.G63]*[Configuration.$B$3]" office:value-type="float" office:value="1.5" calcext:value-type="float">
            <text:p>1.5</text:p>
          </table:table-cell>
          <table:table-cell table:style-name="ce89" table:formula="of:=[.G63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3]/[Configuration.$B$5]/[Configuration.$B$2]" office:value-type="float" office:value="0.0535905680600214" calcext:value-type="float">
            <text:p>0.05</text:p>
          </table:table-cell>
          <table:table-cell table:style-name="ce88" table:formula="of:=[.H63]/[Configuration.$B$5]/[Configuration.$B$2]" office:value-type="float" office:value="0.0803858520900322" calcext:value-type="float">
            <text:p>0.08</text:p>
          </table:table-cell>
          <table:table-cell table:style-name="ce88" table:formula="of:=[.I63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2]; [.$C$2:.$C$32]; [.$C64];[.$D$2:.$D$32]; [.$D64])" office:value-type="float" office:value="1" calcext:value-type="float">
            <text:p>1</text:p>
          </table:table-cell>
          <table:table-cell table:style-name="ce89" table:formula="of:=[.G64]*[Configuration.$B$3]" office:value-type="float" office:value="1.5" calcext:value-type="float">
            <text:p>1.5</text:p>
          </table:table-cell>
          <table:table-cell table:style-name="ce89" table:formula="of:=[.G64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4]/[Configuration.$B$5]/[Configuration.$B$2]" office:value-type="float" office:value="0.0535905680600214" calcext:value-type="float">
            <text:p>0.05</text:p>
          </table:table-cell>
          <table:table-cell table:style-name="ce88" table:formula="of:=[.H64]/[Configuration.$B$5]/[Configuration.$B$2]" office:value-type="float" office:value="0.0803858520900322" calcext:value-type="float">
            <text:p>0.08</text:p>
          </table:table-cell>
          <table:table-cell table:style-name="ce88" table:formula="of:=[.I64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2]; [.$C$2:.$C$32]; [.$C65];[.$D$2:.$D$32]; [.$D65])" office:value-type="float" office:value="1" calcext:value-type="float">
            <text:p>1</text:p>
          </table:table-cell>
          <table:table-cell table:style-name="ce89" table:formula="of:=[.G65]*[Configuration.$B$3]" office:value-type="float" office:value="1.5" calcext:value-type="float">
            <text:p>1.5</text:p>
          </table:table-cell>
          <table:table-cell table:style-name="ce89" table:formula="of:=[.G6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5]/[Configuration.$B$5]/[Configuration.$B$2]" office:value-type="float" office:value="0.0535905680600214" calcext:value-type="float">
            <text:p>0.05</text:p>
          </table:table-cell>
          <table:table-cell table:style-name="ce88" table:formula="of:=[.H65]/[Configuration.$B$5]/[Configuration.$B$2]" office:value-type="float" office:value="0.0803858520900322" calcext:value-type="float">
            <text:p>0.08</text:p>
          </table:table-cell>
          <table:table-cell table:style-name="ce88" table:formula="of:=[.I65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2]; [.$C$2:.$C$32]; [.$C66];[.$D$2:.$D$32]; [.$D66])" office:value-type="float" office:value="1" calcext:value-type="float">
            <text:p>1</text:p>
          </table:table-cell>
          <table:table-cell table:style-name="ce89" table:formula="of:=[.G66]*[Configuration.$B$3]" office:value-type="float" office:value="1.5" calcext:value-type="float">
            <text:p>1.5</text:p>
          </table:table-cell>
          <table:table-cell table:style-name="ce89" table:formula="of:=[.G66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6]/[Configuration.$B$5]/[Configuration.$B$2]" office:value-type="float" office:value="0.0535905680600214" calcext:value-type="float">
            <text:p>0.05</text:p>
          </table:table-cell>
          <table:table-cell table:style-name="ce88" table:formula="of:=[.H66]/[Configuration.$B$5]/[Configuration.$B$2]" office:value-type="float" office:value="0.0803858520900322" calcext:value-type="float">
            <text:p>0.08</text:p>
          </table:table-cell>
          <table:table-cell table:style-name="ce88" table:formula="of:=[.I66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2]; [.$C$2:.$C$32]; [.$C67];[.$D$2:.$D$32]; [.$D67])" office:value-type="float" office:value="1" calcext:value-type="float">
            <text:p>1</text:p>
          </table:table-cell>
          <table:table-cell table:style-name="ce89" table:formula="of:=[.G67]*[Configuration.$B$3]" office:value-type="float" office:value="1.5" calcext:value-type="float">
            <text:p>1.5</text:p>
          </table:table-cell>
          <table:table-cell table:style-name="ce89" table:formula="of:=[.G67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7]/[Configuration.$B$5]/[Configuration.$B$2]" office:value-type="float" office:value="0.0535905680600214" calcext:value-type="float">
            <text:p>0.05</text:p>
          </table:table-cell>
          <table:table-cell table:style-name="ce88" table:formula="of:=[.H67]/[Configuration.$B$5]/[Configuration.$B$2]" office:value-type="float" office:value="0.0803858520900322" calcext:value-type="float">
            <text:p>0.08</text:p>
          </table:table-cell>
          <table:table-cell table:style-name="ce88" table:formula="of:=[.I67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0"/>
          <table:table-cell table:style-name="ce89"/>
          <table:table-cell table:number-columns-repeated="1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54:.G67])" office:value-type="float" office:value="18.25" calcext:value-type="float">
            <text:p>18.25</text:p>
          </table:table-cell>
          <table:table-cell table:style-name="ce89" table:formula="of:=SUM([.H54:.H67])" office:value-type="float" office:value="27.375" calcext:value-type="float">
            <text:p>27.375</text:p>
          </table:table-cell>
          <table:table-cell table:style-name="ce89" table:formula="of:=SUM([.I54:.I6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9]/[Configuration.$B$5]/[Configuration.$B$2]" office:value-type="float" office:value="0.978027867095391" calcext:value-type="float">
            <text:p>0.98</text:p>
          </table:table-cell>
          <table:table-cell table:style-name="ce88" table:formula="of:=[.H69]/[Configuration.$B$5]/[Configuration.$B$2]" office:value-type="float" office:value="1.46704180064309" calcext:value-type="float">
            <text:p>1.47</text:p>
          </table:table-cell>
          <table:table-cell table:style-name="ce88" table:formula="of:=[.I6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16376"/>
        </table:table-row>
        <table:table-row table:style-name="ro2">
          <table:table-cell table:style-name="ce5" office:value-type="string" calcext:value-type="string">
            <text:p>Phases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Min. Date</text:p>
          </table:table-cell>
          <table:table-cell table:style-name="ce13" office:value-type="string" calcext:value-type="string">
            <text:p>Max. Date</text:p>
          </table:table-cell>
          <table:table-cell table:style-name="ce13" office:value-type="string" calcext:value-type="string">
            <text:p>Description</text:p>
          </table:table-cell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3]; [.$G$2:.$G$32])" office:value-type="float" office:value="5.25" calcext:value-type="float">
            <text:p>5.25</text:p>
          </table:table-cell>
          <table:table-cell table:style-name="ce89" table:formula="of:=[.G73]*[Configuration.$B$3]" office:value-type="float" office:value="7.875" calcext:value-type="float">
            <text:p>7.875</text:p>
          </table:table-cell>
          <table:table-cell table:style-name="ce89" table:formula="of:=[.G73]*[Configuration.$B$4]" office:value-type="float" office:value="10.5" calcext:value-type="float">
            <text:p>1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3]/[Configuration.$B$5]/[Configuration.$B$2]" office:value-type="float" office:value="0.281350482315113" calcext:value-type="float">
            <text:p>0.28</text:p>
          </table:table-cell>
          <table:table-cell table:style-name="ce88" table:formula="of:=[.H73]/[Configuration.$B$5]/[Configuration.$B$2]" office:value-type="float" office:value="0.422025723472669" calcext:value-type="float">
            <text:p>0.42</text:p>
          </table:table-cell>
          <table:table-cell table:style-name="ce88" table:formula="of:=[.I73]/[Configuration.$B$5]/[Configuration.$B$2]" office:value-type="float" office:value="0.562700964630225" calcext:value-type="float">
            <text:p>0.5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M73]" office:value-type="float" office:value="0.562700964630225" calcext:value-type="float">
            <text:p>0.56</text:p>
          </table:table-cell>
          <table:table-cell table:style-name="ce93" table:formula="of:=TODAY()+FLOOR([.O73]*30.44)+7" office:value-type="date" office:date-value="2024-12-28" calcext:value-type="date">
            <text:p>28/12/2024</text:p>
          </table:table-cell>
          <table:table-cell table:style-name="ce93" table:formula="of:=[.P73]+14" office:value-type="date" office:date-value="2025-01-11" calcext:value-type="date">
            <text:p>11/01/2025</text:p>
          </table:table-cell>
          <table:table-cell office:value-type="string" calcext:value-type="string">
            <text:p>Server backend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4]; [.$G$2:.$G$32])" office:value-type="float" office:value="8" calcext:value-type="float">
            <text:p>8</text:p>
          </table:table-cell>
          <table:table-cell table:style-name="ce89" table:formula="of:=[.G74]*[Configuration.$B$3]" office:value-type="float" office:value="12" calcext:value-type="float">
            <text:p>12</text:p>
          </table:table-cell>
          <table:table-cell table:style-name="ce89" table:formula="of:=[.G74]*[Configuration.$B$4]" office:value-type="float" office:value="16" calcext:value-type="float">
            <text:p>16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4]/[Configuration.$B$5]/[Configuration.$B$2]" office:value-type="float" office:value="0.428724544480172" calcext:value-type="float">
            <text:p>0.43</text:p>
          </table:table-cell>
          <table:table-cell table:style-name="ce88" table:formula="of:=[.H74]/[Configuration.$B$5]/[Configuration.$B$2]" office:value-type="float" office:value="0.643086816720257" calcext:value-type="float">
            <text:p>0.64</text:p>
          </table:table-cell>
          <table:table-cell table:style-name="ce88" table:formula="of:=[.I74]/[Configuration.$B$5]/[Configuration.$B$2]" office:value-type="float" office:value="0.857449088960343" calcext:value-type="float">
            <text:p>0.8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3]+[.M74]" office:value-type="float" office:value="1.42015005359057" calcext:value-type="float">
            <text:p>1.42</text:p>
          </table:table-cell>
          <table:table-cell table:style-name="ce93" table:formula="of:=TODAY()+FLOOR([.O74]*30.44)+7" office:value-type="date" office:date-value="2025-01-23" calcext:value-type="date">
            <text:p>23/01/2025</text:p>
          </table:table-cell>
          <table:table-cell table:style-name="ce93" table:formula="of:=[.P74]+14" office:value-type="date" office:date-value="2025-02-06" calcext:value-type="date">
            <text:p>06/02/2025</text:p>
          </table:table-cell>
          <table:table-cell office:value-type="string" calcext:value-type="string">
            <text:p>Mobile application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5]; [.$G$2:.$G$32])" office:value-type="float" office:value="5" calcext:value-type="float">
            <text:p>5</text:p>
          </table:table-cell>
          <table:table-cell table:style-name="ce89" table:formula="of:=[.G75]*[Configuration.$B$3]" office:value-type="float" office:value="7.5" calcext:value-type="float">
            <text:p>7.5</text:p>
          </table:table-cell>
          <table:table-cell table:style-name="ce89" table:formula="of:=[.G75]*[Configuration.$B$4]" office:value-type="float" office:value="10" calcext:value-type="float">
            <text:p>1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5]/[Configuration.$B$5]/[Configuration.$B$2]" office:value-type="float" office:value="0.267952840300107" calcext:value-type="float">
            <text:p>0.27</text:p>
          </table:table-cell>
          <table:table-cell table:style-name="ce88" table:formula="of:=[.H75]/[Configuration.$B$5]/[Configuration.$B$2]" office:value-type="float" office:value="0.401929260450161" calcext:value-type="float">
            <text:p>0.40</text:p>
          </table:table-cell>
          <table:table-cell table:style-name="ce88" table:formula="of:=[.I75]/[Configuration.$B$5]/[Configuration.$B$2]" office:value-type="float" office:value="0.535905680600214" calcext:value-type="float">
            <text:p>0.54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4]+[.M75]" office:value-type="float" office:value="1.95605573419078" calcext:value-type="float">
            <text:p>1.96</text:p>
          </table:table-cell>
          <table:table-cell table:style-name="ce93" table:formula="of:=TODAY()+FLOOR([.O75]*30.44)+7" office:value-type="date" office:date-value="2025-02-08" calcext:value-type="date">
            <text:p>08/02/2025</text:p>
          </table:table-cell>
          <table:table-cell table:style-name="ce93" table:formula="of:=[.P75]+14" office:value-type="date" office:date-value="2025-02-22" calcext:value-type="date">
            <text:p>22/02/2025</text:p>
          </table:table-cell>
          <table:table-cell office:value-type="string" calcext:value-type="string">
            <text:p>Admin website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6]; [.$G$2:.$G$32])" office:value-type="float" office:value="0" calcext:value-type="float">
            <text:p>0</text:p>
          </table:table-cell>
          <table:table-cell table:style-name="ce89" table:formula="of:=[.G76]*[Configuration.$B$3]" office:value-type="float" office:value="0" calcext:value-type="float">
            <text:p>0</text:p>
          </table:table-cell>
          <table:table-cell table:style-name="ce89" table:formula="of:=[.G76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6]/[Configuration.$B$5]/[Configuration.$B$2]" office:value-type="float" office:value="0" calcext:value-type="float">
            <text:p>0.00</text:p>
          </table:table-cell>
          <table:table-cell table:style-name="ce88" table:formula="of:=[.H76]/[Configuration.$B$5]/[Configuration.$B$2]" office:value-type="float" office:value="0" calcext:value-type="float">
            <text:p>0.00</text:p>
          </table:table-cell>
          <table:table-cell table:style-name="ce88" table:formula="of:=[.I76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5]+[.M76]" office:value-type="float" office:value="1.95605573419078" calcext:value-type="float">
            <text:p>1.96</text:p>
          </table:table-cell>
          <table:table-cell table:style-name="ce93" table:formula="of:=TODAY()+FLOOR([.O76]*30.44)+7" office:value-type="date" office:date-value="2025-02-08" calcext:value-type="date">
            <text:p>08/02/2025</text:p>
          </table:table-cell>
          <table:table-cell table:style-name="ce93" table:formula="of:=[.P76]+14" office:value-type="date" office:date-value="2025-02-22" calcext:value-type="date">
            <text:p>22/02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2]; [.$A77]; [.$G$2:.$G$32])" office:value-type="float" office:value="0" calcext:value-type="float">
            <text:p>0</text:p>
          </table:table-cell>
          <table:table-cell table:style-name="ce89" table:formula="of:=[.G77]*[Configuration.$B$3]" office:value-type="float" office:value="0" calcext:value-type="float">
            <text:p>0</text:p>
          </table:table-cell>
          <table:table-cell table:style-name="ce89" table:formula="of:=[.G77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7]/[Configuration.$B$5]/[Configuration.$B$2]" office:value-type="float" office:value="0" calcext:value-type="float">
            <text:p>0.00</text:p>
          </table:table-cell>
          <table:table-cell table:style-name="ce88" table:formula="of:=[.H77]/[Configuration.$B$5]/[Configuration.$B$2]" office:value-type="float" office:value="0" calcext:value-type="float">
            <text:p>0.00</text:p>
          </table:table-cell>
          <table:table-cell table:style-name="ce88" table:formula="of:=[.I77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6]+[.M77]" office:value-type="float" office:value="1.95605573419078" calcext:value-type="float">
            <text:p>1.96</text:p>
          </table:table-cell>
          <table:table-cell table:style-name="ce93" table:formula="of:=TODAY()+FLOOR([.O77]*30.44)+7" office:value-type="date" office:date-value="2025-02-08" calcext:value-type="date">
            <text:p>08/02/2025</text:p>
          </table:table-cell>
          <table:table-cell table:style-name="ce93" table:formula="of:=[.P77]+14" office:value-type="date" office:date-value="2025-02-22" calcext:value-type="date">
            <text:p>22/02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number-columns-repeated="4"/>
          <table:table-cell table:style-name="Default"/>
          <table:table-cell table:style-name="ce81"/>
          <table:table-cell table:number-columns-repeated="16376"/>
        </table:table-row>
        <table:table-row table:style-name="ro3">
          <table:table-cell table:number-columns-repeated="4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73:.G77])" office:value-type="float" office:value="18.25" calcext:value-type="float">
            <text:p>18.25</text:p>
          </table:table-cell>
          <table:table-cell table:style-name="ce89" table:formula="of:=SUM([.H73:.H77])" office:value-type="float" office:value="27.375" calcext:value-type="float">
            <text:p>27.375</text:p>
          </table:table-cell>
          <table:table-cell table:style-name="ce89" table:formula="of:=SUM([.I73:.I77])" office:value-type="float" office:value="36.5" calcext:value-type="float">
            <text:p>3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9]/[Configuration.$B$5]/[Configuration.$B$2]" office:value-type="float" office:value="0.978027867095391" calcext:value-type="float">
            <text:p>0.98</text:p>
          </table:table-cell>
          <table:table-cell table:style-name="ce88" table:formula="of:=[.H79]/[Configuration.$B$5]/[Configuration.$B$2]" office:value-type="float" office:value="1.46704180064309" calcext:value-type="float">
            <text:p>1.47</text:p>
          </table:table-cell>
          <table:table-cell table:style-name="ce88" table:formula="of:=[.I79]/[Configuration.$B$5]/[Configuration.$B$2]" office:value-type="float" office:value="1.95605573419078" calcext:value-type="float">
            <text:p>1.9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number-columns-repeated="4"/>
          <table:table-cell table:style-name="ce81" table:number-columns-repeated="2"/>
          <table:table-cell table:number-columns-repeated="16376"/>
        </table:table-row>
        <table:table-row table:style-name="ro3">
          <table:table-cell table:number-columns-repeated="16382"/>
        </table:table-row>
        <table:table-row table:style-name="ro3" table:number-rows-repeated="32">
          <table:table-cell table:number-columns-repeated="4"/>
          <table:table-cell table:style-name="ce4" table:number-columns-repeated="13"/>
          <table:table-cell table:number-columns-repeated="8"/>
          <table:table-cell table:style-name="ce4"/>
          <table:table-cell table:number-columns-repeated="16356"/>
        </table:table-row>
        <table:table-row table:style-name="ro3" table:number-rows-repeated="1048462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Application.A54:Application.A54 Application.A60:Application.A60 Application.A63:Application.A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2:Application.B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K2:Application.K32 Application.K38:Application.K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6" table:default-cell-style-name="Default"/>
        <table:table-column table:style-name="co5" table:default-cell-style-name="Default"/>
        <table:table-row table:style-name="ro3"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Team velocity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ays per month</text:p>
          </table:table-cell>
          <table:table-cell office:value-type="float" office:value="18.66" calcext:value-type="float">
            <text:p>18.66</text:p>
          </table:table-cell>
        </table:table-row>
      </table:table>
      <table:named-expressions/>
      <table:database-ranges>
        <table:database-range table:name="__Anonymous_Sheet_DB__0" table:target-range-address="Application.A54:Application.XFD6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7:47:43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4T07:48:34.082000000</dc:date>
    <meta:editing-cycles>352</meta:editing-cycles>
    <meta:editing-duration>P6DT1H42M48S</meta:editing-duration>
    <meta:document-statistic meta:table-count="2" meta:cell-count="683" meta:object-count="0"/>
  </office:meta>
</office:document-meta>
</file>